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8" style:family="table-cell" style:parent-style-name="Default" style:data-style-name="N36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38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7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36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8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36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.6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18" style:base-cell-address="README.H25"/>
      <style:map style:condition="of:is-true-formula([.#REF!]&lt;[.$G25])" style:apply-style-name="cf17" style:base-cell-address="README.H25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18" style:base-cell-address="README.E25"/>
      <style:map style:condition="of:is-true-formula([.#REF!]&gt;[.$G25])" style:apply-style-name="cf17" style:base-cell-address="README.E25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18" style:base-cell-address="README.F25"/>
      <style:map style:condition="of:is-true-formula([.#REF!]&gt;[.$G25])" style:apply-style-name="cf17" style:base-cell-address="README.F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A_vous_de_jouer.H8"/>
      <style:map style:condition="of:is-true-formula([.#REF!]&lt;[.$G8])" style:apply-style-name="cf17" style:base-cell-address="A_vous_de_jouer.H8"/>
    </style:style>
    <style:style style:name="ce47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A_vous_de_jouer.H8"/>
      <style:map style:condition="of:is-true-formula([.#REF!]&lt;[.$G8])" style:apply-style-name="cf17" style:base-cell-address="A_vous_de_jouer.H8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E8"/>
      <style:map style:condition="of:is-true-formula([.#REF!]&gt;[.$G8])" style:apply-style-name="cf17" style:base-cell-address="A_vous_de_jouer.E8"/>
    </style:style>
    <style:style style:name="ce49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E8"/>
      <style:map style:condition="of:is-true-formula([.#REF!]&gt;[.$G8])" style:apply-style-name="cf17" style:base-cell-address="A_vous_de_jouer.E8"/>
    </style:style>
    <style:style style:name="ce5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18" style:base-cell-address="A_vous_de_jouer.E19"/>
      <style:map style:condition="of:is-true-formula([.#REF!]&gt;[.$G18])" style:apply-style-name="cf17" style:base-cell-address="A_vous_de_jouer.E19"/>
    </style:style>
    <style:style style:name="ce5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F8"/>
      <style:map style:condition="of:is-true-formula([.#REF!]&gt;[.$G8])" style:apply-style-name="cf17" style:base-cell-address="A_vous_de_jouer.F8"/>
    </style:style>
    <style:style style:name="ce52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18" style:base-cell-address="A_vous_de_jouer.F8"/>
      <style:map style:condition="of:is-true-formula([.#REF!]&gt;[.$G8])" style:apply-style-name="cf17" style:base-cell-address="A_vous_de_jouer.F8"/>
    </style:style>
    <style:style style:name="ce5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19" style:base-cell-address="A_vous_de_jouer.H48"/>
      <style:map style:condition="of:is-true-formula([.#REF!]&gt;[.#REF!])" style:apply-style-name="cf20" style:base-cell-address="A_vous_de_jouer.H48"/>
      <style:map style:condition="of:is-true-formula([.#REF!]&gt;[.$G58])" style:apply-style-name="cf18" style:base-cell-address="A_vous_de_jouer.H58"/>
      <style:map style:condition="of:is-true-formula([.#REF!]&lt;[.$G58])" style:apply-style-name="cf17" style:base-cell-address="A_vous_de_jouer.H5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A_vous_de_jouer.E48"/>
      <style:map style:condition="of:is-true-formula([.#REF!]&lt;[.#REF!])" style:apply-style-name="cf20" style:base-cell-address="A_vous_de_jouer.E48"/>
      <style:map style:condition="of:is-true-formula([.#REF!]&lt;[.$G48])" style:apply-style-name="cf18" style:base-cell-address="A_vous_de_jouer.E48"/>
      <style:map style:condition="of:is-true-formula([.#REF!]&gt;[.$G48])" style:apply-style-name="cf17" style:base-cell-address="A_vous_de_jouer.E4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9" style:base-cell-address="A_vous_de_jouer.H60"/>
      <style:map style:condition="of:is-true-formula([.#REF!]&lt;[.#REF!])" style:apply-style-name="cf20" style:base-cell-address="A_vous_de_jouer.H60"/>
      <style:map style:condition="of:is-true-formula([.#REF!]&lt;[.$G60])" style:apply-style-name="cf18" style:base-cell-address="A_vous_de_jouer.H60"/>
      <style:map style:condition="of:is-true-formula([.#REF!]&gt;[.$G60])" style:apply-style-name="cf17" style:base-cell-address="A_vous_de_jouer.H60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18" style:base-cell-address="A_vous_de_jouer.H8"/>
      <style:map style:condition="of:is-true-formula([.#REF!]&lt;[.$G8])" style:apply-style-name="cf17" style:base-cell-address="A_vous_de_jouer.H8"/>
      <style:map style:condition="of:is-true-formula([.#REF!]&lt;[.#REF!])" style:apply-style-name="cf19" style:base-cell-address="A_vous_de_jouer.H48"/>
      <style:map style:condition="of:is-true-formula([.#REF!]&gt;[.#REF!])" style:apply-style-name="cf20" style:base-cell-address="A_vous_de_jouer.H4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3">
            <text:p>Rappel des règles :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Pour les amateurs de statistiques :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7" table:style-name="ce1"/>
          <table:table-cell office:value-type="string" table:style-name="ce2">
            <text:p><text:a xlink:href="https://www.uefa.com/european-qualifiers/statistics/">Stats UEFA sur les qualifications à l'Euro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6" table:style-name="ce1"/>
          <table:table-cell office:value-type="string" table:style-name="ce2">
            <text:p><text:a xlink:href="https://fbref.com/en/">Fbref : Stats sur joueurs individuels lors des saisons en club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! Attention, le football de sélection est encore plus difficile à modéliser que celui en club!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4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Deux questions bonu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20 pts</text:p>
          </table:table-cell>
          <table:table-cell office:value-type="string" table:style-name="ce1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5 pts</text:p>
          </table:table-cell>
          <table:table-cell office:value-type="string" table:style-name="ce1">
            <text:p>Meilleur joueur (i.e. celui qui sera nommé par l'UEFA à la fin du tournoi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4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5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6">
            <text:p>Deadlines pour envoi</text:p>
          </table:table-cell>
          <table:covered-table-cell table:number-columns-repeated="7"/>
          <table:table-cell table:style-name="ce5"/>
          <table:table-cell table:style-name="ce6"/>
          <table:table-cell table:number-columns-repeated="16374"/>
        </table:table-row>
        <table:table-row table:style-name="ro5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A</text:p>
          </table:table-cell>
          <table:table-cell office:value-type="float" office:value="0" table:style-name="ce45">
            <text:p>0</text:p>
          </table:table-cell>
          <table:table-cell office:value-type="float" office:value="2" table:style-name="ce45">
            <text:p>2</text:p>
          </table:table-cell>
          <table:table-cell office:value-type="string" table:style-name="ce43">
            <text:p>Pays B</text:p>
          </table:table-cell>
          <table:table-cell table:number-columns-repeated="2" table:style-name="ce11"/>
          <table:table-cell table:number-columns-repeated="16374"/>
        </table:table-row>
        <table:table-row table:style-name="ro5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4">
            <text:p>Pays C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string" table:style-name="ce43">
            <text:p>Pays D</text:p>
          </table:table-cell>
          <table:table-cell table:style-name="ce12"/>
          <table:table-cell table:style-name="ce11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A_vous_de_jouer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6">
            <text:p>deadline pour envoi<text:s/></text:p>
          </table:table-cell>
          <table:covered-table-cell table:number-columns-repeated="7"/>
          <table:table-cell office:value-type="string" table:style-name="ce17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5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7">
            <text:p>A</text:p>
          </table:table-cell>
          <table:table-cell office:value-type="date" office:date-value="2021-06-14T21:00:00" table:style-name="ce8">
            <text:p>14-Jun</text:p>
          </table:table-cell>
          <table:table-cell office:value-type="time" office:time-value="PT1064613H0M0S" table:style-name="ce9">
            <text:p>21:00</text:p>
          </table:table-cell>
          <table:table-cell office:value-type="string" table:style-name="ce48">
            <text:p>Allemagne</text:p>
          </table:table-cell>
          <table:table-cell office:value-type="float" office:value="2" table:style-name="ce51">
            <text:p>2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" table:style-name="ce25">
            <text:p>2</text:p>
          </table:table-cell>
          <table:table-cell office:value-type="string" table:style-name="ce7">
            <text:p>A</text:p>
          </table:table-cell>
          <table:table-cell office:value-type="date" office:date-value="2021-06-15T15:00:00" table:style-name="ce8">
            <text:p>15-Jun</text:p>
          </table:table-cell>
          <table:table-cell office:value-type="time" office:time-value="PT1064631H0M0S" table:style-name="ce9">
            <text:p>15:00</text:p>
          </table:table-cell>
          <table:table-cell office:value-type="string" table:style-name="ce48">
            <text:p>Hongrie</text:p>
          </table:table-cell>
          <table:table-cell office:value-type="float" office:value="0" table:style-name="ce51">
            <text:p>0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" table:style-name="ce25">
            <text:p>3</text:p>
          </table:table-cell>
          <table:table-cell office:value-type="string" table:style-name="ce7">
            <text:p>B</text:p>
          </table:table-cell>
          <table:table-cell office:value-type="date" office:date-value="2021-06-15T18:00:00" table:style-name="ce8">
            <text:p>15-Jun</text:p>
          </table:table-cell>
          <table:table-cell office:value-type="time" office:time-value="PT1064634H0M0S" table:style-name="ce9">
            <text:p>18:00</text:p>
          </table:table-cell>
          <table:table-cell office:value-type="string" table:style-name="ce48">
            <text:p>Espagn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" table:style-name="ce25">
            <text:p>4</text:p>
          </table:table-cell>
          <table:table-cell office:value-type="string" table:style-name="ce7">
            <text:p>B</text:p>
          </table:table-cell>
          <table:table-cell office:value-type="date" office:date-value="2021-06-15T21:00:00" table:style-name="ce8">
            <text:p>15-Jun</text:p>
          </table:table-cell>
          <table:table-cell office:value-type="time" office:time-value="PT1064637H0M0S" table:style-name="ce9">
            <text:p>21:00</text:p>
          </table:table-cell>
          <table:table-cell office:value-type="string" table:style-name="ce48">
            <text:p>Italie</text:p>
          </table:table-cell>
          <table:table-cell office:value-type="float" office:value="2" table:style-name="ce51">
            <text:p>2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" table:style-name="ce25">
            <text:p>5</text:p>
          </table:table-cell>
          <table:table-cell office:value-type="string" table:style-name="ce7">
            <text:p>D</text:p>
          </table:table-cell>
          <table:table-cell office:value-type="date" office:date-value="2021-06-16T15:00:00" table:style-name="ce8">
            <text:p>16-Jun</text:p>
          </table:table-cell>
          <table:table-cell office:value-type="time" office:time-value="PT1064655H0M0S" table:style-name="ce9">
            <text:p>15:00</text:p>
          </table:table-cell>
          <table:table-cell office:value-type="string" table:style-name="ce48">
            <text:p>Pologne</text:p>
          </table:table-cell>
          <table:table-cell office:value-type="float" office:value="1" table:style-name="ce51">
            <text:p>1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6" table:style-name="ce25">
            <text:p>6</text:p>
          </table:table-cell>
          <table:table-cell office:value-type="string" table:style-name="ce7">
            <text:p>C</text:p>
          </table:table-cell>
          <table:table-cell office:value-type="date" office:date-value="2021-06-16T18:00:00" table:style-name="ce8">
            <text:p>16-Jun</text:p>
          </table:table-cell>
          <table:table-cell office:value-type="time" office:time-value="PT1064658H0M0S" table:style-name="ce9">
            <text:p>18:00</text:p>
          </table:table-cell>
          <table:table-cell office:value-type="string" table:style-name="ce48">
            <text:p>Slovénie</text:p>
          </table:table-cell>
          <table:table-cell office:value-type="float" office:value="0" table:style-name="ce51">
            <text:p>0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7" table:style-name="ce25">
            <text:p>7</text:p>
          </table:table-cell>
          <table:table-cell office:value-type="string" table:style-name="ce7">
            <text:p>C</text:p>
          </table:table-cell>
          <table:table-cell office:value-type="date" office:date-value="2021-06-16T21:00:00" table:style-name="ce8">
            <text:p>16-Jun</text:p>
          </table:table-cell>
          <table:table-cell office:value-type="time" office:time-value="PT1064661H0M0S" table:style-name="ce9">
            <text:p>21:00</text:p>
          </table:table-cell>
          <table:table-cell office:value-type="string" table:style-name="ce48">
            <text:p>Serbie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8" table:style-name="ce25">
            <text:p>8</text:p>
          </table:table-cell>
          <table:table-cell office:value-type="string" table:style-name="ce7">
            <text:p>E</text:p>
          </table:table-cell>
          <table:table-cell office:value-type="date" office:date-value="2021-06-17T15:00:00" table:style-name="ce8">
            <text:p>17-Jun</text:p>
          </table:table-cell>
          <table:table-cell office:value-type="time" office:time-value="PT1064679H0M0S" table:style-name="ce9">
            <text:p>15:00</text:p>
          </table:table-cell>
          <table:table-cell office:value-type="string" table:style-name="ce48">
            <text:p>Roumanie</text:p>
          </table:table-cell>
          <table:table-cell office:value-type="float" office:value="0" table:style-name="ce51">
            <text:p>0</text:p>
          </table:table-cell>
          <table:table-cell office:value-type="float" office:value="2" table:style-name="ce51">
            <text:p>2</text:p>
          </table:table-cell>
          <table:table-cell office:value-type="string" table:style-name="ce4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9" table:style-name="ce25">
            <text:p>9</text:p>
          </table:table-cell>
          <table:table-cell office:value-type="string" table:style-name="ce7">
            <text:p>E</text:p>
          </table:table-cell>
          <table:table-cell office:value-type="date" office:date-value="2021-06-17T18:00:00" table:style-name="ce8">
            <text:p>17-Jun</text:p>
          </table:table-cell>
          <table:table-cell office:value-type="time" office:time-value="PT1064682H0M0S" table:style-name="ce9">
            <text:p>18:00</text:p>
          </table:table-cell>
          <table:table-cell office:value-type="string" table:style-name="ce48">
            <text:p>Belgique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office:value-type="string" table:style-name="ce46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0" table:style-name="ce25">
            <text:p>10</text:p>
          </table:table-cell>
          <table:table-cell office:value-type="string" table:style-name="ce7">
            <text:p>D</text:p>
          </table:table-cell>
          <table:table-cell office:value-type="date" office:date-value="2021-06-17T21:00:00" table:style-name="ce8">
            <text:p>17-Jun</text:p>
          </table:table-cell>
          <table:table-cell office:value-type="time" office:time-value="PT1064685H0M0S" table:style-name="ce9">
            <text:p>21:00</text:p>
          </table:table-cell>
          <table:table-cell office:value-type="string" table:style-name="ce49">
            <text:p>Autriche</text:p>
          </table:table-cell>
          <table:table-cell office:value-type="float" office:value="0" table:style-name="ce52">
            <text:p>0</text:p>
          </table:table-cell>
          <table:table-cell office:value-type="float" office:value="2" table:style-name="ce52">
            <text:p>2</text:p>
          </table:table-cell>
          <table:table-cell office:value-type="string" table:style-name="ce47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7">
            <text:p>F</text:p>
          </table:table-cell>
          <table:table-cell office:value-type="date" office:date-value="2021-06-18T18:00:00" table:style-name="ce8">
            <text:p>18-Jun</text:p>
          </table:table-cell>
          <table:table-cell office:value-type="time" office:time-value="PT1064706H0M0S" table:style-name="ce9">
            <text:p>18:00</text:p>
          </table:table-cell>
          <table:table-cell office:value-type="string" table:style-name="ce6">
            <text:p>Turquie</text:p>
          </table:table-cell>
          <table:table-cell office:value-type="float" office:value="4" table:style-name="ce51">
            <text:p>4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2" table:style-name="ce25">
            <text:p>12</text:p>
          </table:table-cell>
          <table:table-cell office:value-type="string" table:style-name="ce7">
            <text:p>F</text:p>
          </table:table-cell>
          <table:table-cell office:value-type="date" office:date-value="2021-06-18T21:00:00" table:style-name="ce8">
            <text:p>18-Jun</text:p>
          </table:table-cell>
          <table:table-cell office:value-type="time" office:time-value="PT1064709H0M0S" table:style-name="ce9">
            <text:p>21:00</text:p>
          </table:table-cell>
          <table:table-cell office:value-type="string" table:style-name="ce50">
            <text:p>Portugal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1">
            <text:p>1</text:p>
          </table:table-cell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5">
          <table:table-cell office:value-type="float" office:value="13" table:style-name="ce25">
            <text:p>13</text:p>
          </table:table-cell>
          <table:table-cell office:value-type="string" table:style-name="ce7">
            <text:p>B</text:p>
          </table:table-cell>
          <table:table-cell office:value-type="date" office:date-value="2021-06-19T15:00:00" table:style-name="ce8">
            <text:p>19-Jun</text:p>
          </table:table-cell>
          <table:table-cell office:value-type="time" office:time-value="PT1064727H0M0S" table:style-name="ce9">
            <text:p>15:00</text:p>
          </table:table-cell>
          <table:table-cell office:value-type="string" table:style-name="ce48">
            <text:p>Croatie</text:p>
          </table:table-cell>
          <table:table-cell table:style-name="ce48"/>
          <table:table-cell table:style-name="ce48"/>
          <table:table-cell office:value-type="string" table:style-name="ce46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4" table:style-name="ce25">
            <text:p>14</text:p>
          </table:table-cell>
          <table:table-cell office:value-type="string" table:style-name="ce7">
            <text:p>A</text:p>
          </table:table-cell>
          <table:table-cell office:value-type="date" office:date-value="2021-06-19T18:00:00" table:style-name="ce8">
            <text:p>19-Jun</text:p>
          </table:table-cell>
          <table:table-cell office:value-type="time" office:time-value="PT1064730H0M0S" table:style-name="ce9">
            <text:p>18:00</text:p>
          </table:table-cell>
          <table:table-cell office:value-type="string" table:style-name="ce48">
            <text:p>Allemagne</text:p>
          </table:table-cell>
          <table:table-cell table:style-name="ce48"/>
          <table:table-cell table:style-name="ce48"/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5" table:style-name="ce25">
            <text:p>15</text:p>
          </table:table-cell>
          <table:table-cell office:value-type="string" table:style-name="ce7">
            <text:p>A</text:p>
          </table:table-cell>
          <table:table-cell office:value-type="date" office:date-value="2021-06-19T21:00:00" table:style-name="ce8">
            <text:p>19-Jun</text:p>
          </table:table-cell>
          <table:table-cell office:value-type="time" office:time-value="PT1064733H0M0S" table:style-name="ce9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4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6" table:style-name="ce25">
            <text:p>16</text:p>
          </table:table-cell>
          <table:table-cell office:value-type="string" table:style-name="ce7">
            <text:p>C</text:p>
          </table:table-cell>
          <table:table-cell office:value-type="date" office:date-value="2021-06-20T15:00:00" table:style-name="ce8">
            <text:p>20-Jun</text:p>
          </table:table-cell>
          <table:table-cell office:value-type="time" office:time-value="PT1064751H0M0S" table:style-name="ce9">
            <text:p>15:00</text:p>
          </table:table-cell>
          <table:table-cell office:value-type="string" table:style-name="ce48">
            <text:p>Slovénie</text:p>
          </table:table-cell>
          <table:table-cell table:style-name="ce48"/>
          <table:table-cell table:style-name="ce48"/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7" table:style-name="ce25">
            <text:p>17</text:p>
          </table:table-cell>
          <table:table-cell office:value-type="string" table:style-name="ce7">
            <text:p>C</text:p>
          </table:table-cell>
          <table:table-cell office:value-type="date" office:date-value="2021-06-20T18:00:00" table:style-name="ce8">
            <text:p>20-Jun</text:p>
          </table:table-cell>
          <table:table-cell office:value-type="time" office:time-value="PT1064754H0M0S" table:style-name="ce9">
            <text:p>18:00</text:p>
          </table:table-cell>
          <table:table-cell office:value-type="string" table:style-name="ce48">
            <text:p>Danemark</text:p>
          </table:table-cell>
          <table:table-cell table:style-name="ce48"/>
          <table:table-cell table:style-name="ce48"/>
          <table:table-cell office:value-type="string" table:style-name="ce46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8" table:style-name="ce25">
            <text:p>18</text:p>
          </table:table-cell>
          <table:table-cell office:value-type="string" table:style-name="ce7">
            <text:p>B</text:p>
          </table:table-cell>
          <table:table-cell office:value-type="date" office:date-value="2021-06-20T21:00:00" table:style-name="ce8">
            <text:p>20-Jun</text:p>
          </table:table-cell>
          <table:table-cell office:value-type="time" office:time-value="PT1064757H0M0S" table:style-name="ce9">
            <text:p>21:00</text:p>
          </table:table-cell>
          <table:table-cell office:value-type="string" table:style-name="ce48">
            <text:p>Espagne</text:p>
          </table:table-cell>
          <table:table-cell table:style-name="ce48"/>
          <table:table-cell table:style-name="ce48"/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7">
            <text:p>E</text:p>
          </table:table-cell>
          <table:table-cell office:value-type="date" office:date-value="2021-06-21T15:00:00" table:style-name="ce8">
            <text:p>21-Jun</text:p>
          </table:table-cell>
          <table:table-cell office:value-type="time" office:time-value="PT1064775H0M0S" table:style-name="ce9">
            <text:p>15:00</text:p>
          </table:table-cell>
          <table:table-cell office:value-type="string" table:style-name="ce6">
            <text:p>Slovaquie</text:p>
          </table:table-cell>
          <table:table-cell table:number-columns-repeated="2" table:style-name="ce6"/>
          <table:table-cell office:value-type="string" table:style-name="ce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0" table:style-name="ce25">
            <text:p>20</text:p>
          </table:table-cell>
          <table:table-cell office:value-type="string" table:style-name="ce7">
            <text:p>D</text:p>
          </table:table-cell>
          <table:table-cell office:value-type="date" office:date-value="2021-06-21T18:00:00" table:style-name="ce8">
            <text:p>21-Jun</text:p>
          </table:table-cell>
          <table:table-cell office:value-type="time" office:time-value="PT1064778H0M0S" table:style-name="ce9">
            <text:p>18:00</text:p>
          </table:table-cell>
          <table:table-cell office:value-type="string" table:style-name="ce48">
            <text:p>Pologne</text:p>
          </table:table-cell>
          <table:table-cell table:style-name="ce48"/>
          <table:table-cell table:style-name="ce48"/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7">
            <text:p>D</text:p>
          </table:table-cell>
          <table:table-cell office:value-type="date" office:date-value="2021-06-21T21:00:00" table:style-name="ce8">
            <text:p>21-Jun</text:p>
          </table:table-cell>
          <table:table-cell office:value-type="time" office:time-value="PT1064781H0M0S" table:style-name="ce9">
            <text:p>21:00</text:p>
          </table:table-cell>
          <table:table-cell office:value-type="string" table:style-name="ce49">
            <text:p>France</text:p>
          </table:table-cell>
          <table:table-cell table:style-name="ce49"/>
          <table:table-cell table:style-name="ce49"/>
          <table:table-cell office:value-type="string" table:style-name="ce4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2" table:style-name="ce25">
            <text:p>22</text:p>
          </table:table-cell>
          <table:table-cell office:value-type="string" table:style-name="ce7">
            <text:p>F</text:p>
          </table:table-cell>
          <table:table-cell office:value-type="date" office:date-value="2021-06-22T15:00:00" table:style-name="ce8">
            <text:p>22-Jun</text:p>
          </table:table-cell>
          <table:table-cell office:value-type="time" office:time-value="PT1064799H0M0S" table:style-name="ce9">
            <text:p>15:00</text:p>
          </table:table-cell>
          <table:table-cell office:value-type="string" table:style-name="ce48">
            <text:p>Géorgie</text:p>
          </table:table-cell>
          <table:table-cell table:style-name="ce48"/>
          <table:table-cell table:style-name="ce48"/>
          <table:table-cell office:value-type="string" table:style-name="ce46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3" table:style-name="ce25">
            <text:p>23</text:p>
          </table:table-cell>
          <table:table-cell office:value-type="string" table:style-name="ce7">
            <text:p>F</text:p>
          </table:table-cell>
          <table:table-cell office:value-type="date" office:date-value="2021-06-22T18:00:00" table:style-name="ce8">
            <text:p>22-Jun</text:p>
          </table:table-cell>
          <table:table-cell office:value-type="time" office:time-value="PT1064802H0M0S" table:style-name="ce9">
            <text:p>18:00</text:p>
          </table:table-cell>
          <table:table-cell office:value-type="string" table:style-name="ce48">
            <text:p>Turquie</text:p>
          </table:table-cell>
          <table:table-cell table:style-name="ce48"/>
          <table:table-cell table:style-name="ce48"/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4" table:style-name="ce25">
            <text:p>24</text:p>
          </table:table-cell>
          <table:table-cell office:value-type="string" table:style-name="ce7">
            <text:p>E</text:p>
          </table:table-cell>
          <table:table-cell office:value-type="date" office:date-value="2021-06-22T21:00:00" table:style-name="ce8">
            <text:p>22-Jun</text:p>
          </table:table-cell>
          <table:table-cell office:value-type="time" office:time-value="PT1064805H0M0S" table:style-name="ce9">
            <text:p>21:00</text:p>
          </table:table-cell>
          <table:table-cell office:value-type="string" table:style-name="ce48">
            <text:p>Belgique</text:p>
          </table:table-cell>
          <table:table-cell table:style-name="ce48"/>
          <table:table-cell table:style-name="ce48"/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25" table:style-name="ce25">
            <text:p>25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Suisse</text:p>
          </table:table-cell>
          <table:table-cell table:style-name="ce48"/>
          <table:table-cell table:style-name="ce48"/>
          <table:table-cell office:value-type="string" table:style-name="ce46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6" table:style-name="ce25">
            <text:p>26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46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7" table:style-name="ce25">
            <text:p>27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Croatie</text:p>
          </table:table-cell>
          <table:table-cell table:style-name="ce48"/>
          <table:table-cell table:style-name="ce48"/>
          <table:table-cell office:value-type="string" table:style-name="ce46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8">
            <text:p>Albanie</text:p>
          </table:table-cell>
          <table:table-cell table:style-name="ce48"/>
          <table:table-cell table:style-name="ce48"/>
          <table:table-cell office:value-type="string" table:style-name="ce46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9" table:style-name="ce25">
            <text:p>29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8">
            <text:p>Pays-Bas</text:p>
          </table:table-cell>
          <table:table-cell table:style-name="ce48"/>
          <table:table-cell table:style-name="ce48"/>
          <table:table-cell office:value-type="string" table:style-name="ce46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0" table:style-name="ce25">
            <text:p>30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9">
            <text:p>France</text:p>
          </table:table-cell>
          <table:table-cell table:style-name="ce49"/>
          <table:table-cell table:style-name="ce49"/>
          <table:table-cell office:value-type="string" table:style-name="ce47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1" table:style-name="ce25">
            <text:p>31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Angleterre</text:p>
          </table:table-cell>
          <table:table-cell table:style-name="ce48"/>
          <table:table-cell table:style-name="ce48"/>
          <table:table-cell office:value-type="string" table:style-name="ce46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2" table:style-name="ce25">
            <text:p>32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8">
            <text:p>Danemark</text:p>
          </table:table-cell>
          <table:table-cell table:style-name="ce48"/>
          <table:table-cell table:style-name="ce48"/>
          <table:table-cell office:value-type="string" table:style-name="ce46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3" table:style-name="ce25">
            <text:p>33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Slovaquie</text:p>
          </table:table-cell>
          <table:table-cell table:style-name="ce48"/>
          <table:table-cell table:style-name="ce48"/>
          <table:table-cell office:value-type="string" table:style-name="ce46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4" table:style-name="ce25">
            <text:p>34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8">
            <text:p>Ukraine</text:p>
          </table:table-cell>
          <table:table-cell table:style-name="ce48"/>
          <table:table-cell table:style-name="ce48"/>
          <table:table-cell office:value-type="string" table:style-name="ce46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5" table:style-name="ce25">
            <text:p>35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Tchéquie</text:p>
          </table:table-cell>
          <table:table-cell table:style-name="ce48"/>
          <table:table-cell table:style-name="ce48"/>
          <table:table-cell office:value-type="string" table:style-name="ce46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6" table:style-name="ce25">
            <text:p>36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8">
            <text:p>Géorgie</text:p>
          </table:table-cell>
          <table:table-cell table:style-name="ce48"/>
          <table:table-cell table:style-name="ce48"/>
          <table:table-cell office:value-type="string" table:style-name="ce46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37" table:style-name="ce7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8">
            <text:p>29-Jun</text:p>
          </table:table-cell>
          <table:table-cell office:value-type="time" office:time-value="PT1065042H0M0S" table:style-name="ce9">
            <text:p>18:00</text:p>
          </table:table-cell>
          <table:table-cell office:value-type="string" table:style-name="ce54">
            <text:p>Groupe A Runner Up</text:p>
          </table:table-cell>
          <table:table-cell table:number-columns-repeated="2" table:style-name="ce7"/>
          <table:table-cell office:value-type="string" table:style-name="ce56">
            <text:p>Groupe B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8">
            <text:p>29-Jun</text:p>
          </table:table-cell>
          <table:table-cell office:value-type="time" office:time-value="PT1065045H0M0S" table:style-name="ce9">
            <text:p>21:00</text:p>
          </table:table-cell>
          <table:table-cell office:value-type="string" table:style-name="ce54">
            <text:p>Vainqueur du groupe A</text:p>
          </table:table-cell>
          <table:table-cell table:number-columns-repeated="2" table:style-name="ce7"/>
          <table:table-cell office:value-type="string" table:style-name="ce56">
            <text:p>Groupe C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8">
            <text:p>30-Jun</text:p>
          </table:table-cell>
          <table:table-cell office:value-type="time" office:time-value="PT1065066H0M0S" table:style-name="ce9">
            <text:p>18:00</text:p>
          </table:table-cell>
          <table:table-cell office:value-type="string" table:style-name="ce54">
            <text:p>Groupe C Vainqueur</text:p>
          </table:table-cell>
          <table:table-cell table:number-columns-repeated="2" table:style-name="ce7"/>
          <table:table-cell office:value-type="string" table:style-name="ce56">
            <text:p>Groupe 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8">
            <text:p>30-Jun</text:p>
          </table:table-cell>
          <table:table-cell office:value-type="time" office:time-value="PT1065069H0M0S" table:style-name="ce9">
            <text:p>21:00</text:p>
          </table:table-cell>
          <table:table-cell office:value-type="string" table:style-name="ce54">
            <text:p>Vainqueur du groupe B</text:p>
          </table:table-cell>
          <table:table-cell table:number-columns-repeated="2" table:style-name="ce7"/>
          <table:table-cell office:value-type="string" table:style-name="ce56">
            <text:p>Groupe A/D/E/F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8">
            <text:p>01-Jul</text:p>
          </table:table-cell>
          <table:table-cell office:value-type="time" office:time-value="PT1065090H0M0S" table:style-name="ce9">
            <text:p>18:00</text:p>
          </table:table-cell>
          <table:table-cell office:value-type="string" table:style-name="ce54">
            <text:p>Groupe D Runner Up</text:p>
          </table:table-cell>
          <table:table-cell table:number-columns-repeated="2" table:style-name="ce7"/>
          <table:table-cell office:value-type="string" table:style-name="ce56">
            <text:p>Groupe E Runner Up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8">
            <text:p>01-Jul</text:p>
          </table:table-cell>
          <table:table-cell office:value-type="time" office:time-value="PT1065093H0M0S" table:style-name="ce9">
            <text:p>21:00</text:p>
          </table:table-cell>
          <table:table-cell office:value-type="string" table:style-name="ce54">
            <text:p>Groupe F Vainqueur</text:p>
          </table:table-cell>
          <table:table-cell table:number-columns-repeated="2" table:style-name="ce7"/>
          <table:table-cell office:value-type="string" table:style-name="ce56">
            <text:p>Groupe A/B/C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8">
            <text:p>02-Jul</text:p>
          </table:table-cell>
          <table:table-cell office:value-type="time" office:time-value="PT1065114H0M0S" table:style-name="ce9">
            <text:p>18:00</text:p>
          </table:table-cell>
          <table:table-cell office:value-type="string" table:style-name="ce54">
            <text:p>Groupe D Vainqueur</text:p>
          </table:table-cell>
          <table:table-cell table:number-columns-repeated="2" table:style-name="ce7"/>
          <table:table-cell office:value-type="string" table:style-name="ce56">
            <text:p>Groupe F Runner Up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8">
            <text:p>02-Jul</text:p>
          </table:table-cell>
          <table:table-cell office:value-type="time" office:time-value="PT1065117H0M0S" table:style-name="ce9">
            <text:p>21:00</text:p>
          </table:table-cell>
          <table:table-cell office:value-type="string" table:style-name="ce54">
            <text:p>Vainqueur Groupe E</text:p>
          </table:table-cell>
          <table:table-cell table:number-columns-repeated="2" table:style-name="ce7"/>
          <table:table-cell office:value-type="string" table:style-name="ce56">
            <text:p>Groupe A/B/C/D Troisième plac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45" table:style-name="ce7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8">
            <text:p>05-Jul</text:p>
          </table:table-cell>
          <table:table-cell office:value-type="time" office:time-value="PT1065186H0M0S" table:style-name="ce9">
            <text:p>18:00</text:p>
          </table:table-cell>
          <table:table-cell office:value-type="string" table:style-name="ce54">
            <text:p>Vainqueur match 39</text:p>
          </table:table-cell>
          <table:table-cell table:number-columns-repeated="2" table:style-name="ce7"/>
          <table:table-cell office:value-type="string" table:style-name="ce53">
            <text:p>Vainqueur match 37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8">
            <text:p>05-Jul</text:p>
          </table:table-cell>
          <table:table-cell office:value-type="time" office:time-value="PT1065189H0M0S" table:style-name="ce9">
            <text:p>21:00</text:p>
          </table:table-cell>
          <table:table-cell office:value-type="string" table:style-name="ce54">
            <text:p>Vainqueur match 41</text:p>
          </table:table-cell>
          <table:table-cell table:number-columns-repeated="2" table:style-name="ce7"/>
          <table:table-cell office:value-type="string" table:style-name="ce53">
            <text:p>Vainqueur match 42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8">
            <text:p>06-Jul</text:p>
          </table:table-cell>
          <table:table-cell office:value-type="time" office:time-value="PT1065210H0M0S" table:style-name="ce9">
            <text:p>18:00</text:p>
          </table:table-cell>
          <table:table-cell office:value-type="string" table:style-name="ce54">
            <text:p>Vainqueur match 38</text:p>
          </table:table-cell>
          <table:table-cell table:number-columns-repeated="2" table:style-name="ce30"/>
          <table:table-cell office:value-type="string" table:style-name="ce55">
            <text:p>Vainqueur match 40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8">
            <text:p>06-Ju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4</text:p>
          </table:table-cell>
          <table:table-cell table:number-columns-repeated="2" table:style-name="ce7"/>
          <table:table-cell office:value-type="string" table:style-name="ce53">
            <text:p>Vainqueur match 43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Vainqueur match 45</text:p>
          </table:table-cell>
          <table:table-cell table:number-columns-repeated="2" table:style-name="ce7"/>
          <table:table-cell office:value-type="string" table:style-name="ce53">
            <text:p>Vainqueur match 46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8">
            <text:p>10-Jul</text:p>
          </table:table-cell>
          <table:table-cell office:value-type="time" office:time-value="PT1065237H0M0S" table:style-name="ce9">
            <text:p>21:00</text:p>
          </table:table-cell>
          <table:table-cell office:value-type="string" table:style-name="ce54">
            <text:p>Vainqueur match 47</text:p>
          </table:table-cell>
          <table:table-cell table:number-columns-repeated="2" table:style-name="ce7"/>
          <table:table-cell office:value-type="string" table:style-name="ce53">
            <text:p>Vainqueur match 48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51" table:style-name="ce7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8">
            <text:p>14-Jul</text:p>
          </table:table-cell>
          <table:table-cell office:value-type="time" office:time-value="PT1065333H0M0S" table:style-name="ce9">
            <text:p>21:00</text:p>
          </table:table-cell>
          <table:table-cell office:value-type="string" table:style-name="ce54">
            <text:p>Vainqueur match 49</text:p>
          </table:table-cell>
          <table:table-cell table:number-columns-repeated="2" table:style-name="ce7"/>
          <table:table-cell office:value-type="string" table:style-name="ce53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1 (20 pts) : Meilleur buteur à la fin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table:number-columns-spanned="6" table:number-rows-spanned="1" table:style-name="ce42"/>
          <table:covered-table-cell table:number-columns-repeated="5"/>
          <table:table-cell table:style-name="ce7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2 (15 pts) : Meilleur joueur à la fin du tournoi (nommé par l'UEFA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 table:style-name="ce42"/>
          <table:covered-table-cell table:number-columns-repeated="6"/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  <table:table table:name="'file:///C:/Users/Paul.Hubert/Desktop/Euro%202020/other/Euro%202020%20Fixtures%20V2.43%20-%20Free%20Version.xlsx'#Setup" table:style-name="ta3">
        <table:table-source xlink:href="file:///C:/Users/Paul.Hubert/Desktop/Euro%202020/other/Euro%202020%20Fixtures%20V2.43%20-%20Free%20Version.xlsx" table:table-name="Setu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Matches" table:style-name="ta3">
        <table:table-source xlink:href="file:///C:/Users/Paul.Hubert/Desktop/Euro%202020/other/Euro%202020%20Fixtures%20V2.43%20-%20Free%20Version.xlsx" table:table-name="Match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" table:style-name="ta3">
        <table:table-source xlink:href="file:///C:/Users/Paul.Hubert/Desktop/Euro%202020/other/Euro%202020%20Fixtures%20V2.43%20-%20Free%20Version.xlsx" table:table-name="Tie_Breaker_Regul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anguage" table:style-name="ta3">
        <table:table-source xlink:href="file:///C:/Users/Paul.Hubert/Desktop/Euro%202020/other/Euro%202020%20Fixtures%20V2.43%20-%20Free%20Version.xlsx" table:table-name="Langu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" table:style-name="ta3">
        <table:table-source xlink:href="file:///C:/Users/Paul.Hubert/Desktop/Euro%202020/other/Euro%202020%20Fixtures%20V2.43%20-%20Free%20Version.xlsx" table:table-name="Dummy_Table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7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14">
          <table:table-cell table:number-columns-repeated="16244"/>
        </table:table-row>
      </table:table>
      <table:table table:name="'file:///C:/Users/Paul.Hubert/Desktop/Euro%202020/other/Euro%202020%20Fixtures%20V2.43%20-%20Free%20Version.xlsx'#About" table:style-name="ta3">
        <table:table-source xlink:href="file:///C:/Users/Paul.Hubert/Desktop/Euro%202020/other/Euro%202020%20Fixtures%20V2.43%20-%20Free%20Version.xlsx" table:table-name="Abou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icense" table:style-name="ta3">
        <table:table-source xlink:href="file:///C:/Users/Paul.Hubert/Desktop/Euro%202020/other/Euro%202020%20Fixtures%20V2.43%20-%20Free%20Version.xlsx" table:table-name="Licens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1" table:style-name="ta3">
        <table:table-source xlink:href="file:///C:/Users/Paul.Hubert/Desktop/Euro%202020/other/Euro%202020%20Fixtures%20V2.43%20-%20Free%20Version.xlsx" table:table-name="Tie_Breaker_Regulati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1" table:style-name="ta3">
        <table:table-source xlink:href="file:///C:/Users/Paul.Hubert/Desktop/Euro%202020/other/Euro%202020%20Fixtures%20V2.43%20-%20Free%20Version.xlsx" table:table-name="Dummy_Table1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36">
          <table:table-cell table:number-columns-repeated="16244"/>
        </table:table-row>
      </table:table>
      <table:named-expressions>
        <table:named-expression table:name="Flag37" table:expression="of:=INDIRECT(['file:///C:/Users/Paul.Hubert/Desktop/Euro%202020/other/Euro%202020%20Fixtures%20V2.43%20-%20Free%20Version.xlsx'#Dummy_Table.$EJ$40])" table:base-cell-address="README.$A$1"/>
        <table:named-expression table:name="Flag37b" table:expression="of:=INDIRECT(['file:///C:/Users/Paul.Hubert/Desktop/Euro%202020/other/Euro%202020%20Fixtures%20V2.43%20-%20Free%20Version.xlsx'#Dummy_Table.$EJ$55])" table:base-cell-address="README.$A$1"/>
        <table:named-expression table:name="Flag38" table:expression="of:=INDIRECT(['file:///C:/Users/Paul.Hubert/Desktop/Euro%202020/other/Euro%202020%20Fixtures%20V2.43%20-%20Free%20Version.xlsx'#Dummy_Table.$EJ$41])" table:base-cell-address="README.$A$1"/>
        <table:named-expression table:name="Flag38b" table:expression="of:=INDIRECT(['file:///C:/Users/Paul.Hubert/Desktop/Euro%202020/other/Euro%202020%20Fixtures%20V2.43%20-%20Free%20Version.xlsx'#Dummy_Table.$EJ$56])" table:base-cell-address="README.$A$1"/>
        <table:named-expression table:name="Flag39" table:expression="of:=INDIRECT(['file:///C:/Users/Paul.Hubert/Desktop/Euro%202020/other/Euro%202020%20Fixtures%20V2.43%20-%20Free%20Version.xlsx'#Dummy_Table.$EJ$42])" table:base-cell-address="README.$A$1"/>
        <table:named-expression table:name="Flag39b" table:expression="of:=INDIRECT(['file:///C:/Users/Paul.Hubert/Desktop/Euro%202020/other/Euro%202020%20Fixtures%20V2.43%20-%20Free%20Version.xlsx'#Dummy_Table.$EJ$57])" table:base-cell-address="README.$A$1"/>
        <table:named-expression table:name="Flag40" table:expression="of:=INDIRECT(['file:///C:/Users/Paul.Hubert/Desktop/Euro%202020/other/Euro%202020%20Fixtures%20V2.43%20-%20Free%20Version.xlsx'#Dummy_Table.$EJ$43])" table:base-cell-address="README.$A$1"/>
        <table:named-expression table:name="Flag40b" table:expression="of:=INDIRECT(['file:///C:/Users/Paul.Hubert/Desktop/Euro%202020/other/Euro%202020%20Fixtures%20V2.43%20-%20Free%20Version.xlsx'#Dummy_Table.$EJ$58])" table:base-cell-address="README.$A$1"/>
        <table:named-expression table:name="Flag41" table:expression="of:=INDIRECT(['file:///C:/Users/Paul.Hubert/Desktop/Euro%202020/other/Euro%202020%20Fixtures%20V2.43%20-%20Free%20Version.xlsx'#Dummy_Table.$EJ$44])" table:base-cell-address="README.$A$1"/>
        <table:named-expression table:name="Flag41b" table:expression="of:=INDIRECT(['file:///C:/Users/Paul.Hubert/Desktop/Euro%202020/other/Euro%202020%20Fixtures%20V2.43%20-%20Free%20Version.xlsx'#Dummy_Table.$EJ$59])" table:base-cell-address="README.$A$1"/>
        <table:named-expression table:name="Flag42" table:expression="of:=INDIRECT(['file:///C:/Users/Paul.Hubert/Desktop/Euro%202020/other/Euro%202020%20Fixtures%20V2.43%20-%20Free%20Version.xlsx'#Dummy_Table.$EJ$45])" table:base-cell-address="README.$A$1"/>
        <table:named-expression table:name="Flag42b" table:expression="of:=INDIRECT(['file:///C:/Users/Paul.Hubert/Desktop/Euro%202020/other/Euro%202020%20Fixtures%20V2.43%20-%20Free%20Version.xlsx'#Dummy_Table.$EJ$60])" table:base-cell-address="README.$A$1"/>
        <table:named-expression table:name="Flag43" table:expression="of:=INDIRECT(['file:///C:/Users/Paul.Hubert/Desktop/Euro%202020/other/Euro%202020%20Fixtures%20V2.43%20-%20Free%20Version.xlsx'#Dummy_Table.$EJ$46])" table:base-cell-address="README.$A$1"/>
        <table:named-expression table:name="Flag43b" table:expression="of:=INDIRECT(['file:///C:/Users/Paul.Hubert/Desktop/Euro%202020/other/Euro%202020%20Fixtures%20V2.43%20-%20Free%20Version.xlsx'#Dummy_Table.$EJ$61])" table:base-cell-address="README.$A$1"/>
        <table:named-expression table:name="Flag44" table:expression="of:=INDIRECT(['file:///C:/Users/Paul.Hubert/Desktop/Euro%202020/other/Euro%202020%20Fixtures%20V2.43%20-%20Free%20Version.xlsx'#Dummy_Table.$EJ$47])" table:base-cell-address="README.$A$1"/>
        <table:named-expression table:name="Flag44b" table:expression="of:=INDIRECT(['file:///C:/Users/Paul.Hubert/Desktop/Euro%202020/other/Euro%202020%20Fixtures%20V2.43%20-%20Free%20Version.xlsx'#Dummy_Table.$EJ$62])" table:base-cell-address="READM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textual="true"/>
    </number:date-style>
    <number:time-style style:name="N3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8P0">
      <number:hours number:style="long"/>
      <number:text>:</number:text>
      <number:minutes number:style="long"/>
    </number:time-style>
    <number:text-style style:name="N38">
      <number:text-content/>
      <style:map style:condition="value()&gt;=0" style:apply-style-name="N38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font-weight="bold" style:font-weight-asian="bold" style:font-weight-complex="bold"/>
    </style:style>
    <style:style style:name="cf14" style:family="table-cell" style:data-style-name="N0">
      <style:text-properties fo:color="#808080" fo:font-style="italic" style:font-style-asian="italic" style:font-style-complex="italic"/>
    </style:style>
    <style:style style:name="cf15" style:family="table-cell" style:data-style-name="N0">
      <style:text-properties fo:color="#0000FF" fo:font-weight="bold" style:font-weight-asian="bold" style:font-weight-complex="bold"/>
    </style:style>
    <style:style style:name="cf16" style:family="table-cell" style:data-style-name="N0">
      <style:text-properties fo:color="#0000FF" fo:font-style="italic" style:font-style-asian="italic" style:font-style-complex="italic"/>
    </style:style>
    <style:style style:name="cf2" style:family="table-cell" style:data-style-name="N0">
      <style:text-properties fo:font-weight="bold" style:font-weight-asian="bold" style:font-weight-complex="bold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17" style:family="table-cell">
      <style:text-properties fo:font-weight="bold" style:font-weight-asian="bold" style:font-weight-complex="bold" style:font-family-generic="swiss"/>
    </style:style>
    <style:style style:name="cf18" style:family="table-cell">
      <style:text-properties fo:color="#808080" fo:font-style="italic" style:font-style-asian="italic" style:font-style-complex="italic" style:font-family-generic="swiss"/>
    </style:style>
    <style:style style:name="cf19" style:family="table-cell">
      <style:text-properties fo:color="#0000FF" fo:font-weight="bold" style:font-weight-asian="bold" style:font-weight-complex="bold" style:font-family-generic="swiss"/>
    </style:style>
    <style:style style:name="cf20" style:family="table-cell">
      <style:text-properties fo:color="#0000F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Benoît WILLIATTE</meta:initial-creator>
    <dc:creator>Frédéric REYNÉS</dc:creator>
    <meta:creation-date>2024-06-11T13:41:17Z</meta:creation-date>
    <dc:date>2024-06-13T15:36:34Z</dc:date>
  </office:meta>
</office:document-meta>
</file>